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2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2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62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22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-color="#1c1c1c" draw:textarea-horizontal-align="justify" draw:textarea-vertical-align="middle" draw:auto-grow-height="false" fo:min-height="0.174cm" fo:min-width="0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1c1c1c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948cm" svg:height="0.878cm" svg:x="4.652cm" svg:y="1.161cm">
          <draw:text-box>
            <text:p><text:span text:style-name="T1">NamedObject</text:span></text:p>
          </draw:text-box>
        </draw:frame>
        <draw:frame draw:style-name="gr1" draw:text-style-name="P1" draw:layer="layout" svg:width="3.669cm" svg:height="0.878cm" svg:x="13.931cm" svg:y="1.161cm">
          <draw:text-box>
            <text:p><text:span text:style-name="T1">TypedObject</text:span></text:p>
          </draw:text-box>
        </draw:frame>
        <draw:frame draw:style-name="gr1" draw:text-style-name="P1" draw:layer="layout" svg:width="5.049cm" svg:height="0.878cm" svg:x="19.452cm" svg:y="1.161cm">
          <draw:text-box>
            <text:p><text:span text:style-name="T1">ParamsDictObject</text:span></text:p>
          </draw:text-box>
        </draw:frame>
        <draw:frame draw:style-name="gr2" draw:text-style-name="P1" draw:layer="layout" svg:width="2.792cm" svg:height="0.878cm" svg:x="21.4cm" svg:y="6.522cm">
          <draw:text-box>
            <text:p><text:span text:style-name="T1">AccNode</text:span></text:p>
          </draw:text-box>
        </draw:frame>
        <draw:frame draw:style-name="gr3" draw:text-style-name="P1" draw:layer="layout" svg:width="6.281cm" svg:height="0.878cm" svg:x="19.719cm" svg:y="8.122cm">
          <draw:text-box>
            <text:p><text:span text:style-name="T1">AccNodeBunchTracker</text:span></text:p>
          </draw:text-box>
        </draw:frame>
        <draw:frame draw:style-name="gr1" draw:text-style-name="P1" draw:layer="layout" svg:width="4.486cm" svg:height="0.878cm" svg:x="20.314cm" svg:y="10.122cm">
          <draw:text-box>
            <text:p><text:span text:style-name="T1">BaseLinacNode</text:span></text:p>
          </draw:text-box>
        </draw:frame>
        <draw:frame draw:style-name="gr4" draw:text-style-name="P1" draw:layer="layout" svg:width="4.697cm" svg:height="0.878cm" svg:x="15.503cm" svg:y="11.922cm">
          <draw:text-box>
            <text:p><text:span text:style-name="T1">AbstractRF_Gap</text:span></text:p>
          </draw:text-box>
        </draw:frame>
        <draw:frame draw:style-name="gr1" draw:text-style-name="P1" draw:layer="layout" svg:width="3.914cm" svg:height="0.878cm" svg:x="14.686cm" svg:y="14.322cm">
          <draw:text-box>
            <text:p><text:span text:style-name="T1">BaseRF_Gap</text:span></text:p>
          </draw:text-box>
        </draw:frame>
        <draw:frame draw:style-name="gr1" draw:text-style-name="P1" draw:layer="layout" svg:width="1.535cm" svg:height="0.878cm" svg:x="13.265cm" svg:y="11.922cm">
          <draw:text-box>
            <text:p><text:span text:style-name="T1">Drift</text:span></text:p>
          </draw:text-box>
        </draw:frame>
        <draw:frame draw:style-name="gr3" draw:text-style-name="P1" draw:layer="layout" svg:width="5cm" svg:height="0.878cm" svg:x="9.2cm" svg:y="14.322cm">
          <draw:text-box>
            <text:p><text:span text:style-name="T1">AxisFieldRF_Gap</text:span></text:p>
          </draw:text-box>
        </draw:frame>
        <draw:frame draw:style-name="gr1" draw:text-style-name="P1" draw:layer="layout" svg:width="2.255cm" svg:height="0.878cm" svg:x="10.545cm" svg:y="11.922cm">
          <draw:text-box>
            <text:p><text:span text:style-name="T1">Marker</text:span></text:p>
          </draw:text-box>
        </draw:frame>
        <draw:frame draw:style-name="gr5" draw:text-style-name="P1" draw:layer="layout" svg:width="3.199cm" svg:height="0.878cm" svg:x="21.001cm" svg:y="11.922cm">
          <draw:text-box>
            <text:p><text:span text:style-name="T1">LinacNode</text:span></text:p>
          </draw:text-box>
        </draw:frame>
        <draw:frame draw:style-name="gr3" draw:text-style-name="P1" draw:layer="layout" svg:width="5.4cm" svg:height="0.878cm" svg:x="19.2cm" svg:y="14.322cm">
          <draw:text-box draw:corner-radius="3cm">
            <text:p><text:span text:style-name="T1">LinacMagnetNode</text:span></text:p>
          </draw:text-box>
        </draw:frame>
        <draw:frame draw:style-name="gr6" draw:text-style-name="P1" draw:layer="layout" svg:width="4cm" svg:height="0.878cm" svg:x="16.2cm" svg:y="17.122cm">
          <draw:text-box>
            <text:p><text:span text:style-name="T1">DCorrectorV</text:span></text:p>
          </draw:text-box>
        </draw:frame>
        <draw:frame draw:style-name="gr7" draw:text-style-name="P1" draw:layer="layout" svg:width="1.819cm" svg:height="0.878cm" svg:x="24.781cm" svg:y="17.122cm">
          <draw:text-box>
            <text:p><text:span text:style-name="T1">Bend</text:span></text:p>
          </draw:text-box>
        </draw:frame>
        <draw:frame draw:style-name="gr6" draw:text-style-name="P1" draw:layer="layout" svg:width="4cm" svg:height="0.878cm" svg:x="20.4cm" svg:y="17.122cm">
          <draw:text-box>
            <text:p><text:span text:style-name="T1">DCorrectorH</text:span></text:p>
          </draw:text-box>
        </draw:frame>
        <draw:frame draw:style-name="gr8" draw:text-style-name="P1" draw:layer="layout" svg:width="3.6cm" svg:height="0.878cm" svg:x="6cm" svg:y="11.922cm">
          <draw:text-box>
            <text:p><text:span text:style-name="T1">FringeField</text:span></text:p>
          </draw:text-box>
        </draw:frame>
        <draw:frame draw:style-name="gr8" draw:text-style-name="P1" draw:layer="layout" svg:width="3.304cm" svg:height="0.878cm" svg:x="2.4cm" svg:y="11.922cm">
          <draw:text-box>
            <text:p><text:span text:style-name="T1">TiltElement</text:span></text:p>
          </draw:text-box>
        </draw:frame>
        <draw:line draw:style-name="gr9" draw:text-style-name="P2" draw:layer="layout" svg:x1="22.6cm" svg:y1="6.522cm" svg:x2="22.6cm" svg:y2="2.039cm">
          <text:p/>
        </draw:line>
        <draw:line draw:style-name="gr9" draw:text-style-name="P2" draw:layer="layout" svg:x1="22.633cm" svg:y1="8.2cm" svg:x2="22.633cm" svg:y2="7.2cm">
          <text:p/>
        </draw:line>
        <draw:line draw:style-name="gr9" draw:text-style-name="P2" draw:layer="layout" svg:x1="22.6cm" svg:y1="10.122cm" svg:x2="22.6cm" svg:y2="8.917cm">
          <text:p/>
        </draw:line>
        <draw:line draw:style-name="gr9" draw:text-style-name="P2" draw:layer="layout" svg:x1="22.4cm" svg:y1="12cm" svg:x2="22.4cm" svg:y2="10.8cm">
          <text:p/>
        </draw:line>
        <draw:line draw:style-name="gr9" draw:text-style-name="P2" draw:layer="layout" svg:x1="22.4cm" svg:y1="14.2cm" svg:x2="22.4cm" svg:y2="12.8cm">
          <text:p/>
        </draw:line>
        <draw:line draw:style-name="gr9" draw:text-style-name="P2" draw:layer="layout" svg:x1="22.2cm" svg:y1="17.122cm" svg:x2="22.2cm" svg:y2="15.117cm">
          <text:p/>
        </draw:line>
        <draw:line draw:style-name="gr9" draw:text-style-name="P2" draw:layer="layout" svg:x1="25.6cm" svg:y1="17cm" svg:x2="22.6cm" svg:y2="15.117cm">
          <text:p/>
        </draw:line>
        <draw:line draw:style-name="gr9" draw:text-style-name="P2" draw:layer="layout" svg:x1="18.2cm" svg:y1="17.122cm" svg:x2="21.4cm" svg:y2="15.2cm">
          <text:p/>
        </draw:line>
        <draw:line draw:style-name="gr9" draw:text-style-name="P2" draw:layer="layout" svg:x1="17cm" svg:y1="14.322cm" svg:x2="17cm" svg:y2="12.639cm">
          <text:p/>
        </draw:line>
        <draw:line draw:style-name="gr9" draw:text-style-name="P2" draw:layer="layout" svg:x1="18.33cm" svg:y1="11.994cm" svg:x2="22cm" svg:y2="11cm">
          <text:p/>
        </draw:line>
        <draw:line draw:style-name="gr9" draw:text-style-name="P2" draw:layer="layout" svg:x1="11.8cm" svg:y1="14.483cm" svg:x2="17cm" svg:y2="12.639cm">
          <text:p/>
        </draw:line>
        <draw:line draw:style-name="gr9" draw:text-style-name="P2" draw:layer="layout" svg:x1="14.2cm" svg:y1="12.083cm" svg:x2="13cm" svg:y2="10.8cm">
          <text:p/>
        </draw:line>
        <draw:line draw:style-name="gr9" draw:text-style-name="P2" draw:layer="layout" svg:x1="11.8cm" svg:y1="12.083cm" svg:x2="12.6cm" svg:y2="11cm">
          <text:p/>
        </draw:line>
        <draw:line draw:style-name="gr9" draw:text-style-name="P2" draw:layer="layout" svg:x1="8cm" svg:y1="12.2cm" svg:x2="12.4cm" svg:y2="10.8cm">
          <text:p/>
        </draw:line>
        <draw:line draw:style-name="gr9" draw:text-style-name="P2" draw:layer="layout" svg:x1="4cm" svg:y1="11.922cm" svg:x2="12.4cm" svg:y2="10.639cm">
          <text:p/>
        </draw:line>
        <draw:line draw:style-name="gr9" draw:text-style-name="P2" draw:layer="layout" svg:x1="22.6cm" svg:y1="6.522cm" svg:x2="12.2cm" svg:y2="3.6cm">
          <text:p/>
        </draw:line>
        <draw:frame draw:style-name="gr8" draw:text-style-name="P1" draw:layer="layout" svg:width="5cm" svg:height="0.878cm" svg:x="4.6cm" svg:y="8.2cm">
          <draw:text-box>
            <text:p><text:span text:style-name="T1">LinacAccLattice</text:span></text:p>
          </draw:text-box>
        </draw:frame>
        <draw:frame draw:style-name="gr8" draw:text-style-name="P1" draw:layer="layout" svg:width="3.392cm" svg:height="0.878cm" svg:x="5.208cm" svg:y="6.4cm">
          <draw:text-box>
            <text:p><text:span text:style-name="T1">AccLattice</text:span></text:p>
          </draw:text-box>
        </draw:frame>
        <draw:frame draw:style-name="gr8" draw:text-style-name="P1" draw:layer="layout" svg:width="3.4cm" svg:height="0.878cm" svg:x="12.4cm" svg:y="6.4cm">
          <draw:text-box>
            <text:p><text:span text:style-name="T1">RF_Cavity</text:span></text:p>
          </draw:text-box>
        </draw:frame>
        <draw:frame draw:style-name="gr8" draw:text-style-name="P1" draw:layer="layout" svg:width="5cm" svg:height="0.878cm" svg:x="0.4cm" svg:y="6.4cm">
          <draw:text-box>
            <text:p><text:span text:style-name="T1">ActionsContainer</text:span></text:p>
          </draw:text-box>
        </draw:frame>
        <draw:frame draw:style-name="gr8" draw:text-style-name="P1" draw:layer="layout" svg:width="3.4cm" svg:height="0.878cm" svg:x="9cm" svg:y="6.4cm">
          <draw:text-box>
            <text:p><text:span text:style-name="T1">Sequence</text:span></text:p>
          </draw:text-box>
        </draw:frame>
        <draw:line draw:style-name="gr9" draw:text-style-name="P2" draw:layer="layout" svg:x1="6.6cm" svg:y1="8.2cm" svg:x2="6.6cm" svg:y2="7.195cm">
          <text:p/>
        </draw:line>
        <draw:line draw:style-name="gr9" draw:text-style-name="P2" draw:layer="layout" svg:x1="10.6cm" svg:y1="6.4cm" svg:x2="11.6cm" svg:y2="3.8cm">
          <text:p/>
        </draw:line>
        <draw:line draw:style-name="gr9" draw:text-style-name="P2" draw:layer="layout" svg:x1="13.8cm" svg:y1="6.522cm" svg:x2="12.2cm" svg:y2="3.8cm">
          <text:p/>
        </draw:line>
        <draw:line draw:style-name="gr9" draw:text-style-name="P2" draw:layer="layout" svg:x1="6.6cm" svg:y1="6.522cm" svg:x2="11.6cm" svg:y2="3.6cm">
          <text:p/>
        </draw:line>
        <draw:line draw:style-name="gr9" draw:text-style-name="P2" draw:layer="layout" svg:x1="3.2cm" svg:y1="6.6cm" svg:x2="11.6cm" svg:y2="3.6cm">
          <text:p/>
        </draw:line>
        <draw:line draw:style-name="gr9" draw:text-style-name="P2" draw:layer="layout" svg:x1="11.6cm" svg:y1="3.4cm" svg:x2="6.6cm" svg:y2="1.8cm">
          <text:p/>
        </draw:line>
        <draw:line draw:style-name="gr9" draw:text-style-name="P2" draw:layer="layout" svg:x1="12.2cm" svg:y1="3.4cm" svg:x2="15.8cm" svg:y2="1.8cm">
          <text:p/>
        </draw:line>
        <draw:line draw:style-name="gr9" draw:text-style-name="P2" draw:layer="layout" svg:x1="12.6cm" svg:y1="10.6cm" svg:x2="20.4cm" svg:y2="10.6cm">
          <text:p/>
        </draw:line>
        <draw:custom-shape draw:style-name="gr10" draw:text-style-name="P3" draw:layer="layout" svg:width="0.6cm" svg:height="0.6cm" svg:x="11.6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6cm" svg:height="0.6cm" svg:x="12.4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olf-Dieter Klotz</meta:initial-creator>
    <meta:creation-date>2018-02-06T18:02:33.016000000</meta:creation-date>
    <dc:date>2018-02-06T19:53:36.486000000</dc:date>
    <dc:creator>Wolf-Dieter Klotz</dc:creator>
    <meta:editing-duration>PT1H7M7S</meta:editing-duration>
    <meta:editing-cycles>3</meta:editing-cycles>
    <meta:generator>LibreOffice/5.1.4.2$Windows_x86 LibreOffice_project/f99d75f39f1c57ebdd7ffc5f42867c12031db97a</meta:generator>
    <meta:document-statistic meta:object-count="72"/>
  </office:meta>
</office:document-meta>
</file>